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99e33" officeooo:paragraph-rsid="00199e33"/>
    </style:style>
    <style:style style:name="P2" style:family="paragraph" style:parent-style-name="Standard">
      <style:text-properties officeooo:rsid="00199e33" officeooo:paragraph-rsid="003fcb17"/>
    </style:style>
    <style:style style:name="P3" style:family="paragraph" style:parent-style-name="Standard">
      <style:text-properties officeooo:rsid="001a1844" officeooo:paragraph-rsid="001a1844"/>
    </style:style>
    <style:style style:name="P4" style:family="paragraph" style:parent-style-name="Standard">
      <style:text-properties fo:font-weight="bold" officeooo:rsid="001a40e5" officeooo:paragraph-rsid="001a40e5" style:font-weight-asian="bold" style:font-weight-complex="bold"/>
    </style:style>
    <style:style style:name="P5" style:family="paragraph" style:parent-style-name="Standard">
      <style:text-properties fo:font-weight="bold" officeooo:rsid="00230d19" officeooo:paragraph-rsid="00230d19" style:font-weight-asian="bold" style:font-weight-complex="bold"/>
    </style:style>
    <style:style style:name="P6" style:family="paragraph" style:parent-style-name="Standard">
      <style:text-properties fo:font-weight="bold" officeooo:rsid="00261557" officeooo:paragraph-rsid="00261557" style:font-weight-asian="bold" style:font-weight-complex="bold"/>
    </style:style>
    <style:style style:name="P7" style:family="paragraph" style:parent-style-name="Standard">
      <style:text-properties fo:font-weight="bold" officeooo:rsid="002b5cb0" officeooo:paragraph-rsid="002b5cb0" style:font-weight-asian="bold" style:font-weight-complex="bold"/>
    </style:style>
    <style:style style:name="P8" style:family="paragraph" style:parent-style-name="Standard">
      <style:text-properties fo:font-weight="bold" officeooo:rsid="002f348a" officeooo:paragraph-rsid="002f348a" style:font-weight-asian="bold" style:font-weight-complex="bold"/>
    </style:style>
    <style:style style:name="P9" style:family="paragraph" style:parent-style-name="Standard">
      <style:text-properties fo:font-weight="bold" officeooo:rsid="003893db" officeooo:paragraph-rsid="003893db" style:font-weight-asian="bold" style:font-weight-complex="bold"/>
    </style:style>
    <style:style style:name="P10" style:family="paragraph" style:parent-style-name="Standard">
      <style:text-properties fo:font-weight="bold" officeooo:rsid="003cef2f" officeooo:paragraph-rsid="003cef2f" style:font-weight-asian="bold" style:font-weight-complex="bold"/>
    </style:style>
    <style:style style:name="P11" style:family="paragraph" style:parent-style-name="Standard">
      <style:text-properties fo:font-weight="normal" officeooo:rsid="001a40e5" officeooo:paragraph-rsid="001a40e5" style:font-weight-asian="normal" style:font-weight-complex="normal"/>
    </style:style>
    <style:style style:name="P12" style:family="paragraph" style:parent-style-name="Standard">
      <style:text-properties fo:font-weight="normal" officeooo:rsid="001a40e5" officeooo:paragraph-rsid="00419751" style:font-weight-asian="normal" style:font-weight-complex="normal"/>
    </style:style>
    <style:style style:name="P13" style:family="paragraph" style:parent-style-name="Standard">
      <style:text-properties fo:font-weight="normal" officeooo:rsid="001ea91f" officeooo:paragraph-rsid="001ea91f" style:font-weight-asian="normal" style:font-weight-complex="normal"/>
    </style:style>
    <style:style style:name="P14" style:family="paragraph" style:parent-style-name="Standard">
      <style:text-properties fo:font-weight="normal" officeooo:rsid="002260df" officeooo:paragraph-rsid="002260df" style:font-weight-asian="normal" style:font-weight-complex="normal"/>
    </style:style>
    <style:style style:name="P15" style:family="paragraph" style:parent-style-name="Standard">
      <style:text-properties fo:font-weight="normal" officeooo:rsid="002260df" officeooo:paragraph-rsid="001ea91f" style:font-weight-asian="normal" style:font-weight-complex="normal"/>
    </style:style>
    <style:style style:name="P16" style:family="paragraph" style:parent-style-name="Standard">
      <style:text-properties fo:font-weight="normal" officeooo:rsid="00230d19" officeooo:paragraph-rsid="00230d19" style:font-weight-asian="normal" style:font-weight-complex="normal"/>
    </style:style>
    <style:style style:name="P17" style:family="paragraph" style:parent-style-name="Standard">
      <style:text-properties fo:font-weight="normal" officeooo:rsid="00242d0e" officeooo:paragraph-rsid="00242d0e" style:font-weight-asian="normal" style:font-weight-complex="normal"/>
    </style:style>
    <style:style style:name="P18" style:family="paragraph" style:parent-style-name="Standard">
      <style:text-properties fo:font-weight="normal" officeooo:rsid="0025c441" officeooo:paragraph-rsid="0025c441" style:font-weight-asian="normal" style:font-weight-complex="normal"/>
    </style:style>
    <style:style style:name="P19" style:family="paragraph" style:parent-style-name="Standard">
      <style:text-properties fo:font-weight="normal" officeooo:rsid="00261557" officeooo:paragraph-rsid="00261557" style:font-weight-asian="normal" style:font-weight-complex="normal"/>
    </style:style>
    <style:style style:name="P20" style:family="paragraph" style:parent-style-name="Standard">
      <style:text-properties fo:font-weight="normal" officeooo:rsid="0027c523" officeooo:paragraph-rsid="0027c523" style:font-weight-asian="normal" style:font-weight-complex="normal"/>
    </style:style>
    <style:style style:name="P21" style:family="paragraph" style:parent-style-name="Standard">
      <style:text-properties fo:font-weight="normal" officeooo:rsid="0027c523" officeooo:paragraph-rsid="00290920" style:font-weight-asian="normal" style:font-weight-complex="normal"/>
    </style:style>
    <style:style style:name="P22" style:family="paragraph" style:parent-style-name="Standard">
      <style:text-properties fo:font-weight="normal" officeooo:rsid="002249ae" officeooo:paragraph-rsid="001a40e5" style:font-weight-asian="normal" style:font-weight-complex="normal"/>
    </style:style>
    <style:style style:name="P23" style:family="paragraph" style:parent-style-name="Standard">
      <style:text-properties fo:font-weight="normal" officeooo:rsid="00290920" officeooo:paragraph-rsid="00290920" style:font-weight-asian="normal" style:font-weight-complex="normal"/>
    </style:style>
    <style:style style:name="P24" style:family="paragraph" style:parent-style-name="Standard">
      <style:text-properties fo:font-weight="normal" officeooo:rsid="002ad76e" officeooo:paragraph-rsid="002ad76e" style:font-weight-asian="normal" style:font-weight-complex="normal"/>
    </style:style>
    <style:style style:name="P25" style:family="paragraph" style:parent-style-name="Standard">
      <style:text-properties fo:font-weight="normal" officeooo:rsid="002b5cb0" officeooo:paragraph-rsid="002b5cb0" style:font-weight-asian="normal" style:font-weight-complex="normal"/>
    </style:style>
    <style:style style:name="P26" style:family="paragraph" style:parent-style-name="Standard">
      <style:text-properties fo:font-weight="normal" officeooo:rsid="002cd349" officeooo:paragraph-rsid="002cd349" style:font-weight-asian="normal" style:font-weight-complex="normal"/>
    </style:style>
    <style:style style:name="P27" style:family="paragraph" style:parent-style-name="Standard">
      <style:text-properties fo:font-weight="normal" officeooo:rsid="002cd349" officeooo:paragraph-rsid="0038084b" style:font-weight-asian="normal" style:font-weight-complex="normal"/>
    </style:style>
    <style:style style:name="P28" style:family="paragraph" style:parent-style-name="Standard">
      <style:text-properties fo:font-weight="normal" officeooo:rsid="002cd7bc" officeooo:paragraph-rsid="002cd7bc" style:font-weight-asian="normal" style:font-weight-complex="normal"/>
    </style:style>
    <style:style style:name="P29" style:family="paragraph" style:parent-style-name="Standard">
      <style:text-properties fo:font-weight="normal" officeooo:rsid="002f348a" officeooo:paragraph-rsid="002f348a" style:font-weight-asian="normal" style:font-weight-complex="normal"/>
    </style:style>
    <style:style style:name="P30" style:family="paragraph" style:parent-style-name="Standard">
      <style:text-properties fo:font-weight="normal" officeooo:rsid="00305d13" officeooo:paragraph-rsid="00305d13" style:font-weight-asian="normal" style:font-weight-complex="normal"/>
    </style:style>
    <style:style style:name="P31" style:family="paragraph" style:parent-style-name="Standard">
      <style:text-properties fo:font-weight="normal" officeooo:rsid="0033cbef" officeooo:paragraph-rsid="0033cbef" style:font-weight-asian="normal" style:font-weight-complex="normal"/>
    </style:style>
    <style:style style:name="P32" style:family="paragraph" style:parent-style-name="Standard">
      <style:text-properties fo:font-weight="normal" officeooo:rsid="003561ee" officeooo:paragraph-rsid="003561ee" style:font-weight-asian="normal" style:font-weight-complex="normal"/>
    </style:style>
    <style:style style:name="P33" style:family="paragraph" style:parent-style-name="Standard">
      <style:text-properties fo:font-weight="normal" officeooo:rsid="003893db" officeooo:paragraph-rsid="003893db" style:font-weight-asian="normal" style:font-weight-complex="normal"/>
    </style:style>
    <style:style style:name="P34" style:family="paragraph" style:parent-style-name="Standard">
      <style:text-properties fo:font-weight="normal" officeooo:rsid="0038fdbc" officeooo:paragraph-rsid="0038fdbc" style:font-weight-asian="normal" style:font-weight-complex="normal"/>
    </style:style>
    <style:style style:name="P35" style:family="paragraph" style:parent-style-name="Standard">
      <style:text-properties fo:font-weight="normal" officeooo:rsid="003ac206" officeooo:paragraph-rsid="003ac206" style:font-weight-asian="normal" style:font-weight-complex="normal"/>
    </style:style>
    <style:style style:name="P36" style:family="paragraph" style:parent-style-name="Standard">
      <style:text-properties fo:font-weight="normal" officeooo:rsid="003b14ef" officeooo:paragraph-rsid="003b14ef" style:font-weight-asian="normal" style:font-weight-complex="normal"/>
    </style:style>
    <style:style style:name="P37" style:family="paragraph" style:parent-style-name="Standard">
      <style:text-properties fo:font-weight="normal" officeooo:rsid="003b14ef" officeooo:paragraph-rsid="003f7d9e" style:font-weight-asian="normal" style:font-weight-complex="normal"/>
    </style:style>
    <style:style style:name="P38" style:family="paragraph" style:parent-style-name="Standard">
      <style:text-properties fo:font-weight="normal" officeooo:rsid="003cef2f" officeooo:paragraph-rsid="003561ee" style:font-weight-asian="normal" style:font-weight-complex="normal"/>
    </style:style>
    <style:style style:name="P39" style:family="paragraph" style:parent-style-name="Standard">
      <style:text-properties fo:font-weight="normal" officeooo:rsid="003cef2f" officeooo:paragraph-rsid="003cef2f" style:font-weight-asian="normal" style:font-weight-complex="normal"/>
    </style:style>
    <style:style style:name="P40" style:family="paragraph" style:parent-style-name="Standard">
      <style:text-properties fo:font-weight="normal" officeooo:rsid="003e7b77" officeooo:paragraph-rsid="003e7b77" style:font-weight-asian="normal" style:font-weight-complex="normal"/>
    </style:style>
    <style:style style:name="P41" style:family="paragraph" style:parent-style-name="Standard">
      <style:text-properties fo:font-weight="normal" officeooo:rsid="003f7d9e" officeooo:paragraph-rsid="003f7d9e" style:font-weight-asian="normal" style:font-weight-complex="normal"/>
    </style:style>
    <style:style style:name="P42" style:family="paragraph" style:parent-style-name="Standard">
      <style:text-properties fo:font-weight="normal" officeooo:rsid="003fcb17" officeooo:paragraph-rsid="003fcb17" style:font-weight-asian="normal" style:font-weight-complex="normal"/>
    </style:style>
    <style:style style:name="P43" style:family="paragraph" style:parent-style-name="Standard">
      <style:text-properties officeooo:rsid="00207d2f" officeooo:paragraph-rsid="00207d2f"/>
    </style:style>
    <style:style style:name="P44" style:family="paragraph" style:parent-style-name="Standard">
      <style:text-properties officeooo:rsid="002249ae" officeooo:paragraph-rsid="002249ae"/>
    </style:style>
    <style:style style:name="P45" style:family="paragraph" style:parent-style-name="Standard">
      <style:text-properties officeooo:paragraph-rsid="002cd349"/>
    </style:style>
    <style:style style:name="P46" style:family="paragraph" style:parent-style-name="Standard">
      <style:text-properties fo:font-size="14pt" fo:font-weight="bold" officeooo:rsid="003fcb17" officeooo:paragraph-rsid="003fcb17" style:font-size-asian="14pt" style:font-weight-asian="bold" style:font-size-complex="14pt" style:font-weight-complex="bold"/>
    </style:style>
    <style:style style:name="T1" style:family="text">
      <style:text-properties officeooo:rsid="001a40e5"/>
    </style:style>
    <style:style style:name="T2" style:family="text">
      <style:text-properties officeooo:rsid="001ea91f"/>
    </style:style>
    <style:style style:name="T3" style:family="text">
      <style:text-properties fo:font-weight="normal" officeooo:rsid="002cd349" style:font-weight-asian="normal" style:font-weight-complex="normal"/>
    </style:style>
    <style:style style:name="T4" style:family="text">
      <style:text-properties fo:font-weight="normal" officeooo:rsid="0036cc80" style:font-weight-asian="normal" style:font-weight-complex="normal"/>
    </style:style>
    <style:style style:name="T5" style:family="text">
      <style:text-properties officeooo:rsid="00207d2f"/>
    </style:style>
    <style:style style:name="T6" style:family="text">
      <style:text-properties officeooo:rsid="002249ae"/>
    </style:style>
    <style:style style:name="T7" style:family="text">
      <style:text-properties officeooo:rsid="002260df"/>
    </style:style>
    <style:style style:name="T8" style:family="text">
      <style:text-properties officeooo:rsid="0025c441"/>
    </style:style>
    <style:style style:name="T9" style:family="text">
      <style:text-properties officeooo:rsid="0027c523"/>
    </style:style>
    <style:style style:name="T10" style:family="text">
      <style:text-properties officeooo:rsid="00285e0b"/>
    </style:style>
    <style:style style:name="T11" style:family="text">
      <style:text-properties officeooo:rsid="00290920"/>
    </style:style>
    <style:style style:name="T12" style:family="text">
      <style:text-properties officeooo:rsid="002b5cb0"/>
    </style:style>
    <style:style style:name="T13" style:family="text">
      <style:text-properties officeooo:rsid="002f348a"/>
    </style:style>
    <style:style style:name="T14" style:family="text">
      <style:text-properties officeooo:rsid="00305d13"/>
    </style:style>
    <style:style style:name="T15" style:family="text">
      <style:text-properties officeooo:rsid="00325d02"/>
    </style:style>
    <style:style style:name="T16" style:family="text">
      <style:text-properties officeooo:rsid="003561ee"/>
    </style:style>
    <style:style style:name="T17" style:family="text">
      <style:text-properties style:use-window-font-color="true" style:font-name="Liberation Serif" fo:font-size="12pt" fo:font-style="normal" style:font-size-asian="12pt" style:font-style-asian="normal" style:font-size-complex="12pt" style:font-style-complex="normal"/>
    </style:style>
    <style:style style:name="T18" style:family="text">
      <style:text-properties officeooo:rsid="0036cc80"/>
    </style:style>
    <style:style style:name="T19" style:family="text">
      <style:text-properties officeooo:rsid="0038084b"/>
    </style:style>
    <style:style style:name="T20" style:family="text">
      <style:text-properties officeooo:rsid="003ac206"/>
    </style:style>
    <style:style style:name="T21" style:family="text">
      <style:text-properties officeooo:rsid="003b14ef"/>
    </style:style>
    <style:style style:name="T22" style:family="text">
      <style:text-properties officeooo:rsid="003cde94"/>
    </style:style>
    <style:style style:name="T23" style:family="text">
      <style:text-properties officeooo:rsid="003f7d9e"/>
    </style:style>
    <style:style style:name="T24" style:family="text">
      <style:text-properties officeooo:rsid="003fcb17"/>
    </style:style>
    <style:style style:name="T25" style:family="text">
      <style:text-properties officeooo:rsid="00428e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Browsers? We Don't Need No Stinking Browsers!</text:p>
      <text:p text:style-name="P1">Creating <text:span text:style-name="T2">a</text:span> <text:span text:style-name="T2">R</text:span>emote Shell <text:span text:style-name="T2">Server and Client </text:span>with NodeJS</text:p>
      <text:p text:style-name="P1"/>
      <text:p text:style-name="P2"><text:span text:style-name="T24">No browser is required to create applications in node.js. So depending on what you are trying to accomplish, you can use node on the client side and let the Browser wars continue without concern for how your application will run. To demonstrate this I have chosen to create this</text:span> tutorial on creating a remote shell using node.</text:p>
      <text:p text:style-name="P2">You can already use a remote shell directly using the operating system <text:span text:style-name="T2">so why would you want to do this?</text:span> Well one reason is so you can easily limit access to only the shell commands you provide in the node process. Expanding this idea further, it allows you to create access list for multiple users allowing you to control multiple user <text:span text:style-name="T24">rights</text:span> down to the whether or not they can use a particular parameter on a given command. Also, by running a remote shell session using node, you can combine <text:span text:style-name="T24">modules from the</text:span> large npm library to your application, integrating them with the os commands or even applications that you <text:span text:style-name="T2">run </text:span>from the remote shell. <text:span text:style-name="T2">Though there are more reasons, </text:span>I think that these reasons are sufficient enough to justify the use of node in this way. So lets get started.</text:p>
      <text:p text:style-name="P3">In order to <text:span text:style-name="T5">go through this tutorial you will need this post and the files found at </text:span><text:a xlink:type="simple" xlink:href="https://github.com/dcorns/processThis"><text:span text:style-name="T5">https://github.com/dcorns/processThis</text:span></text:a></text:p>
      <text:p text:style-name="P43">You can view the files and create them along with the tutorial by typing them in (recommended) <text:span text:style-name="T6">or you can fork the repository and download everything. In the discussion of each file, the a line number or numbers matching the code being referenced will precede the text like so 1: or 1-2:</text:span></text:p>
      <text:p text:style-name="P44">You will also need to have node installed so that you can run the applications.</text:p>
      <text:p text:style-name="P44"/>
      <text:p text:style-name="P44">We will not need a package.json for this tutorial because all the modules we need are either in the native node installation or created as part of the tutorial.</text:p>
      <text:p text:style-name="P3"><text:a xlink:type="simple" xlink:href="http://nodejs.org/api/child_process.html">http://nodejs.org/api/child_process.html</text:a></text:p>
      <text:p text:style-name="P3"><text:a xlink:type="simple" xlink:href="http://nodejs.org/api/net.html">http://nodejs.org/api/net.html</text:a></text:p>
      <text:p text:style-name="P3"/>
      <text:p text:style-name="P3">After installing node <text:span text:style-name="T1">we create our server and client modules:</text:span></text:p>
      <text:p text:style-name="P3"/>
      <text:p text:style-name="P4">client.js</text:p>
      <text:p text:style-name="P4"/>
      <text:p text:style-name="P12">This file creates an object used to connect to our remote host.</text:p>
      <text:p text:style-name="P11"><text:span text:style-name="T6">6</text:span>: 'use strict; //always a good practice <text:span text:style-name="T6">to avoid module conflicts and will be used in all our modules.</text:span></text:p>
      <text:p text:style-name="P11">Next we require in the native net module that <text:span text:style-name="T6">provides</text:span> connectivity using node.</text:p>
      <text:p text:style-name="P11"><text:span text:style-name="T6">7</text:span>: var net = require('net');</text:p>
      <text:p text:style-name="P11"><text:span text:style-name="T6">8-43: </text:span>Now we create ou<text:span text:style-name="T6">r</text:span> module.</text:p>
      <text:p text:style-name="P11"><text:span text:style-name="T25">8: T</text:span>he clnt argument <text:span text:style-name="T25">is used to identify the connection. It can also be used as a login credential.</text:span></text:p>
      <text:p text:style-name="P22">10: Private variables for the connection object and the port.</text:p>
      <text:p text:style-name="P13"><text:span text:style-name="T7">11-42: Here</text:span> we create a <text:span text:style-name="T7">method</text:span> <text:span text:style-name="T7">that creates the connection object and connects</text:span> to the remote host.</text:p>
      <text:p text:style-name="P13"><text:span text:style-name="T7">11: T</text:span>he calling function will provide the port and, optionally, the amount of times to retry the connection if it fails to connect using the clntport and retry arguments.</text:p>
      <text:p text:style-name="P13"><text:span text:style-name="T7">12: S</text:span>et private <text:span text:style-name="T7">var prt</text:span> to the port provided <text:span text:style-name="T7">via</text:span> clntport.</text:p>
      <text:p text:style-name="P15">13: If the retry count is provided set it here, otherwise set it to zero.</text:p>
      <text:p text:style-name="P14">14-23: Connection to the remote host using the port provided is attempted and the client is notified whether or not it is successful.</text:p>
      <text:p text:style-name="P14">20: If the connection is successful, the identity of the client is sent to the remote host.</text:p>
      <text:p text:style-name="P14">24-26: The event handler for the data received event. When data is received from the server, it is converted to a string and, since this is a remote shell, it is logged to the console.</text:p>
      <text:p text:style-name="P16">27-29: An event handler that notifies the user of the connection ending when the end event fires.</text:p>
      <text:p text:style-name="P16"><text:soft-page-break/>30-40: This is where errors are handled.</text:p>
      <text:p text:style-name="P16">31-35: Node will provide a number of error codes. The specific error code we are concerned with here is the one that is generated when the host is not running. If it is the error code of the err object, we will log the message to the console and attempt the connection again for as many times specified by the var retry by calling the connection function recursively.</text:p>
      <text:p text:style-name="P16">36-39: err.code does not equal the error code we are concerned with, the entire err object is logged to the console and the connection is ended.</text:p>
      <text:p text:style-name="P16">41: Finally the module returns our client object.</text:p>
      <text:p text:style-name="P16"/>
      <text:p text:style-name="P5">server.js</text:p>
      <text:p text:style-name="P16">We use the server.js module to provide a server object <text:span text:style-name="T8">for</text:span> our application.</text:p>
      <text:p text:style-name="P16">7: We require the same node native module that we use in our client.js file.</text:p>
      <text:p text:style-name="P17">8-21: We create the constructor for our server object.</text:p>
      <text:p text:style-name="P17">9: We record the name provided in the srv argument as the instance name of the object.</text:p>
      <text:p text:style-name="P17">10-17: The start method for running the remote host.</text:p>
      <text:p text:style-name="P18">10: Argument for the port and a callback function.</text:p>
      <text:p text:style-name="P18">11-13: Defines a method to initialize the server and return the new server connection using the callback function and and the argument cnct in order to reference it.</text:p>
      <text:p text:style-name="P18">14-16: Defines a method for starting the server on the port provided in the svrport argument and logs the startup action using the server name and port to the console.</text:p>
      <text:p text:style-name="P18">18-20: Defines a method for shutting down the server.</text:p>
      <text:p text:style-name="P18"/>
      <text:p text:style-name="P19">Now that we have the client.js module and the server.js module, we can start working on our actual remote shell. Client.js is the only module we need to include in our remote shell client (drcRequest.js), so we will build that first.</text:p>
      <text:p text:style-name="P19"/>
      <text:p text:style-name="P6"><text:span text:style-name="T9">d</text:span>rcRequest.js</text:p>
      <text:p text:style-name="P20">6: We require in the client.js constructor and call in Client.</text:p>
      <text:p text:style-name="P20">7: We create a new client called firstClient.</text:p>
      <text:p text:style-name="P20">8: Then we call the connect method of the new client creating the connection to the server on the specified port while passing in the retry value of 10 and call it cnt.</text:p>
      <text:p text:style-name="P21">10-21: Here we use the node global variable 'process' <text:span text:style-name="T11">(http://nodejs.org/api/process.html)</text:span> <text:span text:style-name="T10">in order to prepare the data from the remote host for being displayed in the remote client shell (console).</text:span></text:p>
      <text:p text:style-name="P21"><text:span text:style-name="T10">10: Using process.stdin(</text:span><text:a xlink:type="simple" xlink:href="http://nodejs.org/api/process.html#process_process_stdin"><text:span text:style-name="T10">http://nodejs.org/api/process.html#process_process_stdin</text:span></text:a><text:span text:style-name="T10">) we set the encoding for interpreting the data stream coming from the remote host to UTF8.</text:span></text:p>
      <text:p text:style-name="P23">12-17: Next we write the event handler in order to write the data to the console when it is received from the remote host.</text:p>
      <text:p text:style-name="P24">13: Store the incoming data in the variable called chunk.</text:p>
      <text:p text:style-name="P24">14-16: Verify the data is useful and then use the client connection cnt's write method to send the data to the standard out/console.</text:p>
      <text:p text:style-name="P24"/>
      <text:p text:style-name="P24">That's it for the client. Open a terminal window and navigate to the location of the drcRequest.js file. Enter “node drcRequest”. Since we have not set up the server yet, you should see an error <text:span text:style-name="T12">retry message 10 times and then the output of an error object. Note that the program does not terminate on its own so you need to CTRL + C to exit it. If you do not get the expected results, check your code.</text:span></text:p>
      <text:p text:style-name="P25">If you want, you can change the number of times the client will attempt to connect by changing the second parameter in the call to firstClient.connect on line 8.</text:p>
      <text:p text:style-name="P25"/>
      <text:p text:style-name="P25">Before we create our remote host file, we will create two more modules that it will require: runApp.js <text:soft-page-break/>and parseInput.js.</text:p>
      <text:p text:style-name="P25">Let's start with runApp.js.</text:p>
      <text:p text:style-name="P25"/>
      <text:p text:style-name="P7">runApp.js</text:p>
      <text:p text:style-name="P7"/>
      <text:p text:style-name="P45"><text:span text:style-name="T3">This module </text:span><text:span text:style-name="T4">r</text:span><text:span text:style-name="T17">eturns a new object with a run method that executes os commands in node.</text:span></text:p>
      <text:p text:style-name="P26"/>
      <text:p text:style-name="P27"><text:span text:style-name="T19">8</text:span>-<text:span text:style-name="T13">21</text:span>: This is the method used to run the command.</text:p>
      <text:p text:style-name="P26">8: <text:span text:style-name="T18">The run method begins and takes the following arguments: params(command parameters and or options), cnn(a connection object), and cmd(the OS command).</text:span></text:p>
      <text:p text:style-name="P28"><text:span text:style-name="T19">9</text:span>: We use another node native module here called 'child_process' (<text:a xlink:type="simple" xlink:href="http://nodejs.org/api/child_process.html">http://nodejs.org/api/child_process.html</text:a>). Specifically we use the child_process.spawn method (<text:a xlink:type="simple" xlink:href="http://nodejs.org/api/child_process.html#child_process_child_process_spawn_command_args_options">http://nodejs.org/api/child_process.html#child_process_child_process_spawn_command_args_options</text:a>).</text:p>
      <text:p text:style-name="P28">1<text:span text:style-name="T19">0</text:span>: We create an object for running and managing the os command.</text:p>
      <text:p text:style-name="P28">1<text:span text:style-name="T19">1</text:span>-1<text:span text:style-name="T19">3</text:span>: We add a handler for outputting the the command's exit code on exit.</text:p>
      <text:p text:style-name="P28">1<text:span text:style-name="T19">4</text:span>-1<text:span text:style-name="T19">7</text:span>: In case an error occurs we add a handler for outputting the error.</text:p>
      <text:p text:style-name="P28">1<text:span text:style-name="T19">8</text:span>-<text:span text:style-name="T13">20: Here we create the command output event handler that writes the data outputted from the command to the connection.</text:span></text:p>
      <text:p text:style-name="P26"/>
      <text:p text:style-name="P8">parseInput.js</text:p>
      <text:p text:style-name="P29"/>
      <text:p text:style-name="P29">This <text:span text:style-name="T14">module creates a command object for the remote host from the client input (data argument) and then runs the callback (cb argument) using the command object for its input.</text:span></text:p>
      <text:p text:style-name="P29"/>
      <text:p text:style-name="P30">10: Create the empty command object.</text:p>
      <text:p text:style-name="P30">12: Add a new property called cmd to our command object and store a trimmed version of the string contained in the data argument.</text:p>
      <text:p text:style-name="P30">13: Store the index of the '#' character if it exists in <text:span text:style-name="T15">the cmd string.</text:span></text:p>
      <text:p text:style-name="P31">15-22: try/catch is used to handle <text:span text:style-name="T16">an improperly formatted command involving the '#'. All our other command errors will be handled by the os and routed to the connection by runApp.js.</text:span></text:p>
      <text:p text:style-name="P31">14-18: If there is a '#' in the command string, a params property is added to the command object and it is set to the <text:s/>the sub string following the '#' . Then the cmd property is set to the sub string preceding the '#'.</text:p>
      <text:p text:style-name="P32">19-22: <text:s/>Since the only likely problem causing our catch statement to be triggered would be the absense of any characters following the '-'. Messages are logged and returned to reflect that problem.</text:p>
      <text:p text:style-name="P32">24: The function provided to module is executed using the command object as the input and the result is returned.</text:p>
      <text:p text:style-name="P38"/>
      <text:p text:style-name="P10">commandList.js</text:p>
      <text:p text:style-name="P39"/>
      <text:p text:style-name="P39">This is a module for managing the commands we wish to make available in our shell. It returns an object with three methods: add, validate, and listCommands.</text:p>
      <text:p text:style-name="P39">8: Create our private variable validCommands used to store all the valid commands in an array.</text:p>
      <text:p text:style-name="P40">9-16: This is our add function which is capable of adding a single command string or and array of strings.</text:p>
      <text:p text:style-name="P40">10-12: Check if the argument is of the type string and if so push it on to validCommands.</text:p>
      <text:p text:style-name="P40">13-15: Since JS does not know its objects from its arrays we use a short formula to check if the argument is an array and if it is, concat it to validCommands. </text:p>
      <text:p text:style-name="P40"><text:soft-page-break/>17-19 Our validate method which returns the index in the validCommands array of the provided string argument. It will return a -1 if the argument is not in the list.</text:p>
      <text:p text:style-name="P40">20-22: The listCommands method simply returns the validCommands array.</text:p>
      <text:p text:style-name="P31"/>
      <text:p text:style-name="P33">Now for the server side of the application.</text:p>
      <text:p text:style-name="P33"/>
      <text:p text:style-name="P9">drcProcess.js</text:p>
      <text:p text:style-name="P33"/>
      <text:p text:style-name="P33">6-9: Require in the modules we created.</text:p>
      <text:p text:style-name="P41">10: We create the object for running commands.</text:p>
      <text:p text:style-name="P41">11: Then we create the object for managing our valid commands.</text:p>
      <text:p text:style-name="P41">12: Now we add the commands that we want to make available.</text:p>
      <text:p text:style-name="P33">1<text:span text:style-name="T23">3</text:span>: Here we create our server. Once created we have the object called firstServer with a start and stop method.</text:p>
      <text:p text:style-name="P34">1<text:span text:style-name="T23">4</text:span>-3<text:span text:style-name="T23">8</text:span>: Using the firstServer start method.</text:p>
      <text:p text:style-name="P34">1<text:span text:style-name="T23">4</text:span>: We provide the port (3000) and the callback function to the server start method. And as you can see the rest of the file consists only of the rest of the callback function. Which includes two more nested callbacks.</text:p>
      <text:p text:style-name="P34">1<text:span text:style-name="T23">5</text:span>: After receiving our connection object from <text:span text:style-name="T20">the start method, we create a handler for when data is received on the connection.</text:span></text:p>
      <text:p text:style-name="P35">1<text:span text:style-name="T23">6</text:span>: And, after receiving the data from the data event we are able to send the data to our parseInput module which gives us our command object and uses it to execute our final callback.</text:p>
      <text:p text:style-name="P35">1<text:span text:style-name="T23">7</text:span>: If an error is returned instead of the command object, we write the error to the connection.</text:p>
      <text:p text:style-name="P35">1<text:span text:style-name="T23">8</text:span>-1<text:span text:style-name="T23">9</text:span>: <text:span text:style-name="T21">Check the object to see if it is the first time data is sent from the connection.</text:span></text:p>
      <text:p text:style-name="P36"><text:span text:style-name="T23">20</text:span>-2<text:span text:style-name="T23">6</text:span>: If so, we add the loginID property to the connection object. (note: it is not a good practice to add properties to the object of someone else this way. If they change the object in a future version of the module that contains a property or method by the same name...well its not good. I do it here for the sake of simplicity.) We then write a welcome, <text:span text:style-name="T23">the valid command list</text:span>, and some instructions to the connection. Then we log the id of the connected client.</text:p>
      <text:p text:style-name="P37">2<text:span text:style-name="T23">7</text:span>-<text:span text:style-name="T23">30</text:span>: If incoming data is not loginID data we <text:span text:style-name="T23">check it using validCommands.validate method before using our</text:span> runApp.run method to run the command and write the results to the connection.</text:p>
      <text:p text:style-name="P42">31-33: If the command is not on the list we write the list of valid commands back to the connection.</text:p>
      <text:p text:style-name="P36">The <text:span text:style-name="T22">Wrap Up:</text:span></text:p>
      <text:p text:style-name="P36"/>
      <text:p text:style-name="P34"/>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le Corns</meta:initial-creator>
    <meta:creation-date>2015-02-18T04:29:49.287551031</meta:creation-date>
    <dc:date>2015-02-27T18:59:52.549043033</dc:date>
    <dc:creator>Dale Corns</dc:creator>
    <meta:editing-duration>PT13H58M6S</meta:editing-duration>
    <meta:editing-cycles>11</meta:editing-cycles>
    <meta:generator>LibreOffice/4.2.8.2$Linux_X86_64 LibreOffice_project/420$Build-2</meta:generator>
    <meta:document-statistic meta:table-count="0" meta:image-count="0" meta:object-count="0" meta:page-count="4" meta:paragraph-count="98" meta:word-count="1999" meta:character-count="11438" meta:non-whitespace-character-count="9534"/>
  </office:meta>
</office:document-meta>
</file>